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3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000000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" office:value-type="string" calcext:value-type="string">
            <text:p>Удалить ВК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секс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чег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еня там не боготворят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колдую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Что затрагивает эту задачу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вободу от бреда который меня преследует в этой дурацкой соц сет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убить с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э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ред себе. хз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то соц сеть. Ты видишь. Ничего необычного. Просто соц сеть. В которой возможно ты никому не нужен. Но это просто соц се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удали оперу. Из вкладок по крайней мер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удь у тебя хоть капля самоуважения ты бы не удалялся ото всюду где есть бабы которые тебя отшил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бы развивал мир.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5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3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 2014м был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7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+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6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бежать с планеты волков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 ок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ругая культура. Ненавиж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чувак. У тебя есть аккаунты на сайтах о которых ты даже не помнишь. Одним больше одним меньше. Просто ссылка. Айди в базе и какие-то там мысли. Перестал заходить и всё. Как Ира Моспан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7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40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мнея опустила там эта Ирка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та Оля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что бы я там не делал как только оно выходит в ВК меня унижают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угу. Булинг. Решили.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0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ет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обще. Знаешь. Слать свои мысли кому-то в какой-то чат означает что эти мысли будут у кого-то в баз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личные разговоры бра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должны доминировать в общени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поговорить с кем-то в чате… пригласи их на свидание ёп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роведи пять минут с ними на един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это даст тебе больше чем 3 часа разговоров в скайп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ли в любой другой хрен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о что ты боишься это лишь потому что ты блин опять таки делаешь “не самое лучшее в мире”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потребности через вопросник это решают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4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еня ищут…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 крайней мере у меня чувство что меня ищу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 я … “человек-загадка”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так всё открыто и никому не нужен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ищут. МВД блядь. И тому подобные организации. Читают что ты там пишешь. Не готовишь ли терракт на Путин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у и говорю. Проводи больше времени с ними личн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езжай в Кие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аботай йоп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алгоритмы инфраструктур твой конё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не программирование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оя жадность до похвал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за “особенность”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руг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бсудил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какой. Тот который решил вчер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трах заканчивать круг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каких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ть методы нанесения этого вред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хотел себе навред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б меня полюбил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ут всё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чь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ам тупо нет людей которым бы было до меня дел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ть человек 10 у кого я в игнор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еня там даже не ищет никт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и Юля Волкова ни кто-либо другой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желание исчезнуть. Решил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БЛАГОДАРНО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имеры благодарнос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(предмет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существовани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он(о) даё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потребности через вопросник. А там посмотрим. Год уже об этом прошу.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ясо. Реши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йди и вреди себ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это услов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шь уйти не делая из этого пафосный ход конё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роглоти и иди дальш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а месть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есть у тебя записана в вопроснике с пометкой “решить”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………….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ера себе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ши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1"/>
        <table:table-column table:style-name="co1" table:number-columns-repeated="1023" table:default-cell-style-name="ce21"/>
        <table:table-row table:style-name="ro1">
          <table:table-cell table:style-name="ce41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вообщ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 тебя там есть твоя чокнутая Ир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торая иногда что-то тебе пиш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 кой тебе вот так обрывать контакт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спрячь оперу и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именно что она есть но не пиш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брат. Ты ж видел что у неё в голове происходит. Ты её научил что писать тебе не стоит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интересоваться тобой тож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з-за того твоего таракана который ты вчера 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й сука яйцо заныл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вот. Дрочить низя. Вообщ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просто не кончать. А не дрочить тож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железа воспалена. Иди к врачу. 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передёрни и снова неделю корячся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14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каког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ред себ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ребности пропуст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6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42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ничег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ем похуй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ичего того что я уже не 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колду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office:value-type="string" calcext:value-type="string">
            <text:p>потребности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40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1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4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3" office:value-type="string" calcext:value-type="string">
            <text:p>Competition is a sin (80/20, automation)</text:p>
          </table:table-cell>
          <table:table-cell table:style-name="ce43" office:value-type="string" calcext:value-type="string">
            <text:p>Biggest bang for the buck</text:p>
          </table:table-cell>
          <table:table-cell table:style-name="ce43" office:value-type="string" calcext:value-type="string">
            <text:p>% износа (текущий)</text:p>
          </table:table-cell>
          <table:table-cell table:style-name="ce43" office:value-type="string" calcext:value-type="string">
            <text:p>% отставания от блидинг еджа мира</text:p>
          </table:table-cell>
          <table:table-cell table:style-name="ce43" office:value-type="string" calcext:value-type="string">
            <text:p>Мат. Модель</text:p>
          </table:table-cell>
          <table:table-cell table:style-name="ce43" office:value-type="string" calcext:value-type="string">
            <text:p>Проектный вопросник</text:p>
          </table:table-cell>
          <table:table-cell table:style-name="ce43" office:value-type="string" calcext:value-type="string">
            <text:p>Как преотвратить поток автоматизированных дескредетаторов</text:p>
          </table:table-cell>
          <table:table-cell table:style-name="ce43" office:value-type="string" calcext:value-type="string">
            <text:p>Как обойти защиту такого уровня если б она была</text:p>
          </table:table-cell>
          <table:table-cell table:style-name="ce43" office:value-type="string" calcext:value-type="string">
            <text:p>Уход с линии удара неблагополучных условий</text:p>
          </table:table-cell>
          <table:table-cell table:style-name="ce4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6" office:value-type="string" calcext:value-type="string">
            <text:p>Пока что я тут ничего писать не буду потому что время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 этому не знаю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2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1">
          <table:table-cell table:style-name="ce4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2:49:55.115728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editing-duration>PT19M42S</meta:editing-duration>
    <meta:generator>LibreOffice/6.0.7.3$Linux_X86_64 LibreOffice_project/00m0$Build-3</meta:generator>
    <dc:title>Групанье</dc:title>
    <meta:creation-date>2020-05-03T12:50:03.726009854</meta:creation-date>
    <dc:date>2020-05-03T13:09:38.931272303</dc:date>
    <meta:document-statistic meta:table-count="42" meta:cell-count="383" meta:object-count="0"/>
    <meta:template xlink:type="simple" xlink:actuate="onRequest" xlink:title="Групанье" xlink:href="../../../../Templates/Групанье.ots" meta:date="2020-05-03T12:49:59.564417008"/>
  </office:meta>
</office:document-meta>
</file>